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b56" officeooo:paragraph-rsid="00136b56"/>
    </style:style>
    <style:style style:name="P2" style:family="paragraph" style:parent-style-name="Standard" style:list-style-name="L1">
      <style:text-properties officeooo:rsid="00136b56" officeooo:paragraph-rsid="00136b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梳理</text:p>
      <text:list xml:id="list2930377258" text:style-name="L1">
        <text:list-item>
          <text:p text:style-name="P2">三个区域</text:p>
          <text:list>
            <text:list-item>
              <text:p text:style-name="P2">工作区working directory</text:p>
            </text:list-item>
            <text:list-item>
              <text:p text:style-name="P2">暂存index</text:p>
            </text:list-item>
            <text:list-item>
              <text:p text:style-name="P2">版本库</text:p>
            </text:list-item>
          </text:list>
        </text:list-item>
        <text:list-item>
          <text:p text:style-name="P2">HEAD：指向当前分支，而当前分支指向一个提交版本</text:p>
        </text:list-item>
        <text:list-item>
          <text:p text:style-name="P2">反义词</text:p>
          <text:list>
            <text:list-item>
              <text:p text:style-name="P2">add和checkou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8:11:23.523949378</meta:creation-date>
    <dc:date>2020-07-09T18:17:24.531433366</dc:date>
    <meta:editing-duration>PT6M1S</meta:editing-duration>
    <meta:editing-cycles>1</meta:editing-cycles>
    <meta:document-statistic meta:table-count="0" meta:image-count="0" meta:object-count="0" meta:page-count="1" meta:paragraph-count="8" meta:word-count="53" meta:character-count="86" meta:non-whitespace-character-count="85"/>
    <meta:generator>LibreOffice/6.0.7.3$Linux_X86_64 LibreOffice_project/00m0$Build-3</meta:generator>
  </office:meta>
</office:document-meta>
</file>